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aba34" officeooo:paragraph-rsid="002ab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IDTURNO"/>
        <text:user-field-decl office:value-type="float" office:value="0" text:name="PACIENTE.APELLIDOPATERNO"/>
        <text:user-field-decl office:value-type="float" office:value="0" text:name="PACIENTE.NOMBRES"/>
        <text:user-field-decl office:value-type="float" office:value="0" text:name="PACIENTE.NOMBRECOMPLETO"/>
      </text:user-field-decls>
      <text:p text:style-name="P1">Pie de página <text:page-number text:select-page="current">1</text:page-number> / <text:page-count>1</text:page-coun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amé</meta:initial-creator>
    <meta:creation-date>2014-03-21T14:28:57.016296177</meta:creation-date>
    <dc:date>2014-05-22T17:34:13.245083404</dc:date>
    <meta:editing-duration>P0D</meta:editing-duration>
    <meta:editing-cycles>6</meta:editing-cycles>
    <meta:generator>LibreOffice/4.2.4.2$Linux_X86_64 LibreOffice_project/420m0$Build-2</meta:generator>
    <meta:document-statistic meta:table-count="0" meta:image-count="0" meta:object-count="0" meta:page-count="1" meta:paragraph-count="1" meta:word-count="6" meta:character-count="19" meta:non-whitespace-character-count="14"/>
  </office:meta>
</office:document-meta>
</file>